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tiva Sans Light" svg:font-family="'Motiva Sans Light'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5">
      <style:text-properties style:font-name="Arial"/>
    </style:style>
    <style:style style:name="P8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ffffff" style:text-line-through-style="none" style:font-name="Motiva Sans Light" fo:font-size="22.5pt" fo:letter-spacing="normal" fo:font-style="normal" style:text-underline-style="none" fo:font-weight="normal" style:text-blinking="false" fo:background-color="#1b2838"/>
    </style:style>
    <style:style style:name="T2" style:family="text">
      <style:text-properties fo:font-variant="normal" fo:text-transform="none" fo:color="#ffffff" style:text-line-through-style="none" style:font-name="Motiva Sans Light" fo:font-size="12pt" fo:letter-spacing="normal" fo:font-style="normal" style:text-underline-style="none" fo:font-weight="normal" style:text-blinking="false" fo:background-color="#1b2838" style:font-size-asian="12pt" style:font-size-complex="12pt"/>
    </style:style>
    <style:style style:name="T3" style:family="text">
      <style:text-properties fo:font-variant="normal" fo:text-transform="none" fo:color="#ffffff" style:text-line-through-style="none" style:font-name="Arial" fo:font-size="12pt" fo:letter-spacing="normal" fo:font-style="normal" style:text-underline-style="none" fo:font-weight="normal" style:text-blinking="false" fo:background-color="#1b2838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1b2838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12/26 release:</text:p>
      <text:list xml:id="list9131016702348030385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21762927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21752873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1">Since 12/27 release:</text:p>
      <text:list xml:id="list6192221094595169161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21736523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  <text:p text:style-name="P1"/>
      <text:p text:style-name="P1">Since 12/28 0220 release:</text:p>
      <text:list xml:id="list6356172542515059377" text:style-name="L3">
        <text:list-item>
          <text:p text:style-name="P5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5">Added – diag_log output to detail when a helicopter is not supported</text:p>
        </text:list-item>
        <text:list-item>
          <text:p text:style-name="P5">Fixed – More modular code for selecting acceptable boats</text:p>
        </text:list-item>
      </text:list>
      <text:p text:style-name="P1"/>
      <text:p text:style-name="P1">Since 12/28 1440 release:</text:p>
      <text:list xml:id="list4107061100853651851" text:style-name="L4">
        <text:list-item>
          <text:p text:style-name="P6">Added – EriJ H-60 Support</text:p>
        </text:list-item>
        <text:list-item>
          <text:p text:style-name="P6">Added – EricJ H-92 Support</text:p>
        </text:list-item>
        <text:list-item>
          <text:p text:style-name="P6">Added – EricJ CH-67 Support</text:p>
        </text:list-item>
        <text:list-item>
          <text:p text:style-name="P6">Added – jumpOffset system to address aircraft geometry issues</text:p>
        </text:list-item>
      </text:list>
      <text:p text:style-name="P1"/>
      <text:p text:style-name="P1">Since 12/28 2003 release</text:p>
      <text:list xml:id="list8601138214339968192" text:style-name="L5">
        <text:list-item>
          <text:p text:style-name="P7">Added – Konyo MH-47 Support</text:p>
        </text:list-item>
        <text:list-item>
          <text:p text:style-name="P8">Adde<text:span text:style-name="T7">d</text:span><text:span text:style-name="T6"> – </text:span><text:span text:style-name="T5">Boeing Konyo MH47G SOAR</text:span></text:p>
        </text:list-item>
        <text:list-item>
          <text:p text:style-name="P7">Added – CUP CV-22 Support (Although AI won't slow down enough to helocast and I couldn't figure out how to either)</text:p>
        </text:list-item>
        <text:list-item>
          <text:p text:style-name="P7">Added – Vanilla Blackfish Support (Although AI won't slow down enough to helocast and I couldn't figure out how to either)</text:p>
        </text:list-item>
        <text:list-item>
          <text:p text:style-name="P7">Added – OPTRE Pelican Support</text:p>
        </text:list-item>
        <text:list-item>
          <text:p text:style-name="P7">Added – RHS MH-47 ramp animations</text:p>
        </text:list-item>
        <text:list-item>
          <text:p text:style-name="P7">Added – More robust rampDoor function to handle opening and closing of ramps and doors</text:p>
        </text:list-item>
        <text:list-item>
          <text:p text:style-name="P7"><text:soft-page-break/>Added – rampInvert system to handle assets whose animations are "backwards" (e.g. The A2 MH-47 ports)</text:p>
        </text:list-item>
        <text:list-item>
          <text:p text:style-name="P7">Added – Support for planes so VTOLs can be support</text:p>
        </text:list-item>
      </text:list>
      <text:p text:style-name="P1"/>
      <text:p text:style-name="P1">Since 12/29 0153 relea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tiva Sans Light" svg:font-family="'Motiva Sans Light'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4S</meta:editing-duration>
    <meta:editing-cycles>27</meta:editing-cycles>
    <meta:generator>OpenOffice/4.1.6$Win32 OpenOffice.org_project/416m1$Build-9790</meta:generator>
    <dc:date>2019-12-29T01:54:17.71</dc:date>
    <meta:document-statistic meta:table-count="0" meta:image-count="0" meta:object-count="0" meta:page-count="2" meta:paragraph-count="38" meta:word-count="352" meta:character-count="2012"/>
    <meta:user-defined meta:name="Info 1"/>
    <meta:user-defined meta:name="Info 2"/>
    <meta:user-defined meta:name="Info 3"/>
    <meta:user-defined meta:name="Info 4"/>
  </office:meta>
</office:document-meta>
</file>